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fo:color="#666666" officeooo:rsid="001bfd68" officeooo:paragraph-rsid="001bfd68"/>
    </style:style>
    <style:style style:name="P2" style:family="paragraph" style:parent-style-name="Standard">
      <style:text-properties fo:font-weight="bold" officeooo:rsid="001bfd68" officeooo:paragraph-rsid="001bfd68" style:font-weight-asian="bold" style:font-weight-complex="bold"/>
    </style:style>
    <style:style style:name="P3" style:family="paragraph" style:parent-style-name="Standard">
      <style:paragraph-properties fo:text-align="justify" style:justify-single-word="false"/>
      <style:text-properties fo:font-weight="bold" officeooo:rsid="001bfd68" officeooo:paragraph-rsid="001bfd68" style:font-weight-asian="bold" style:font-weight-complex="bold"/>
    </style:style>
    <style:style style:name="P4" style:family="paragraph" style:parent-style-name="Standard">
      <style:text-properties fo:font-weight="bold" officeooo:rsid="001edb37" officeooo:paragraph-rsid="001edb37" style:font-weight-asian="bold" style:font-weight-complex="bold"/>
    </style:style>
    <style:style style:name="P5" style:family="paragraph" style:parent-style-name="Standard">
      <style:paragraph-properties fo:text-align="justify" style:justify-single-word="false"/>
      <style:text-properties fo:font-weight="bold" officeooo:rsid="001edb37" officeooo:paragraph-rsid="001edb37" style:font-weight-asian="bold" style:font-weight-complex="bold"/>
    </style:style>
    <style:style style:name="P6" style:family="paragraph" style:parent-style-name="Standard">
      <style:text-properties fo:font-weight="normal" officeooo:rsid="001bfd68" officeooo:paragraph-rsid="001bfd68" style:font-weight-asian="normal" style:font-weight-complex="normal"/>
    </style:style>
    <style:style style:name="P7" style:family="paragraph" style:parent-style-name="Standard">
      <style:paragraph-properties fo:text-align="justify" style:justify-single-word="false"/>
      <style:text-properties fo:font-weight="normal" officeooo:rsid="001bfd68" officeooo:paragraph-rsid="001d76b6" style:font-weight-asian="normal" style:font-weight-complex="normal"/>
    </style:style>
    <style:style style:name="P8" style:family="paragraph" style:parent-style-name="Standard">
      <style:paragraph-properties fo:text-align="center" style:justify-single-word="false"/>
      <style:text-properties fo:font-weight="normal" officeooo:rsid="001bfd68" officeooo:paragraph-rsid="001d76b6" style:font-weight-asian="normal" style:font-weight-complex="normal"/>
    </style:style>
    <style:style style:name="P9" style:family="paragraph" style:parent-style-name="Standard">
      <style:paragraph-properties fo:text-align="justify" style:justify-single-word="false"/>
      <style:text-properties fo:font-weight="normal" officeooo:rsid="001d76b6" officeooo:paragraph-rsid="001d76b6" style:font-weight-asian="normal" style:font-weight-complex="normal"/>
    </style:style>
    <style:style style:name="P10" style:family="paragraph" style:parent-style-name="Standard">
      <style:paragraph-properties fo:text-align="justify" style:justify-single-word="false"/>
      <style:text-properties fo:font-weight="normal" officeooo:rsid="001d76b6" officeooo:paragraph-rsid="001edb37" style:font-weight-asian="normal" style:font-weight-complex="normal"/>
    </style:style>
    <style:style style:name="P11" style:family="paragraph" style:parent-style-name="Standard">
      <style:paragraph-properties fo:text-align="center" style:justify-single-word="false"/>
      <style:text-properties fo:font-weight="normal" officeooo:rsid="001d76b6" officeooo:paragraph-rsid="001d76b6" style:font-weight-asian="normal" style:font-weight-complex="normal"/>
    </style:style>
    <style:style style:name="P12" style:family="paragraph" style:parent-style-name="Standard">
      <style:paragraph-properties fo:text-align="center" style:justify-single-word="false"/>
      <style:text-properties fo:font-weight="normal" officeooo:rsid="001d76b6" officeooo:paragraph-rsid="001edb37" style:font-weight-asian="normal" style:font-weight-complex="normal"/>
    </style:style>
    <style:style style:name="P13" style:family="paragraph" style:parent-style-name="Standard">
      <style:paragraph-properties fo:text-align="justify" style:justify-single-word="false"/>
      <style:text-properties fo:font-weight="normal" officeooo:rsid="001edb37" officeooo:paragraph-rsid="001d76b6" style:font-weight-asian="normal" style:font-weight-complex="normal"/>
    </style:style>
    <style:style style:name="P14" style:family="paragraph" style:parent-style-name="Standard">
      <style:paragraph-properties fo:text-align="justify" style:justify-single-word="false"/>
      <style:text-properties fo:font-weight="normal" officeooo:rsid="001c75c6" officeooo:paragraph-rsid="001d76b6" style:font-weight-asian="normal" style:font-weight-complex="normal"/>
    </style:style>
    <style:style style:name="P15" style:family="paragraph" style:parent-style-name="Standard">
      <style:paragraph-properties fo:text-align="justify" style:justify-single-word="false"/>
      <style:text-properties fo:font-weight="normal" officeooo:rsid="0020ce70" officeooo:paragraph-rsid="0020ce70" style:font-weight-asian="normal" style:font-weight-complex="normal"/>
    </style:style>
    <style:style style:name="P16" style:family="paragraph" style:parent-style-name="Standard">
      <style:paragraph-properties fo:text-align="justify" style:justify-single-word="false"/>
      <style:text-properties fo:font-weight="normal" officeooo:rsid="0025bc19" officeooo:paragraph-rsid="002b35cf" style:font-weight-asian="normal" style:font-weight-complex="normal"/>
    </style:style>
    <style:style style:name="P17" style:family="paragraph" style:parent-style-name="Standard">
      <style:paragraph-properties fo:text-align="justify" style:justify-single-word="false"/>
      <style:text-properties officeooo:rsid="001bfd68" officeooo:paragraph-rsid="001bfd68"/>
    </style:style>
    <style:style style:name="P18" style:family="paragraph" style:parent-style-name="Standard">
      <style:paragraph-properties fo:text-align="center" style:justify-single-word="false"/>
      <style:text-properties officeooo:rsid="001bfd68" officeooo:paragraph-rsid="001edb37"/>
    </style:style>
    <style:style style:name="P19" style:family="paragraph" style:parent-style-name="Standard">
      <style:paragraph-properties fo:text-align="justify" style:justify-single-word="false"/>
      <style:text-properties officeooo:rsid="0020ce70" officeooo:paragraph-rsid="0020ce70"/>
    </style:style>
    <style:style style:name="P20" style:family="paragraph" style:parent-style-name="Standard">
      <style:paragraph-properties fo:text-align="justify" style:justify-single-word="false"/>
      <style:text-properties fo:font-style="italic" fo:font-weight="normal" officeooo:rsid="002b35cf" officeooo:paragraph-rsid="002b35cf"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2b35cf" officeooo:paragraph-rsid="002b80c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b35cf" officeooo:paragraph-rsid="002d0ab0"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officeooo:paragraph-rsid="0037f0df"/>
    </style:style>
    <style:style style:name="P24" style:family="paragraph" style:parent-style-name="Standard" style:list-style-name="L6">
      <style:paragraph-properties fo:text-align="justify" style:justify-single-word="false"/>
      <style:text-properties officeooo:paragraph-rsid="0037f0df"/>
    </style:style>
    <style:style style:name="P25" style:family="paragraph" style:parent-style-name="Standard" style:list-style-name="L6">
      <style:paragraph-properties fo:text-align="justify" style:justify-single-word="false"/>
      <style:text-properties officeooo:paragraph-rsid="00397e71"/>
    </style:style>
    <style:style style:name="P26" style:family="paragraph" style:parent-style-name="Standard" style:list-style-name="L7">
      <style:paragraph-properties fo:text-align="justify" style:justify-single-word="false"/>
      <style:text-properties officeooo:paragraph-rsid="003c86d4"/>
    </style:style>
    <style:style style:name="P27" style:family="paragraph" style:parent-style-name="Standard">
      <style:paragraph-properties fo:text-align="justify" style:justify-single-word="false"/>
      <style:text-properties fo:font-weight="normal" officeooo:rsid="002b35cf" officeooo:paragraph-rsid="002d0ab0" style:font-weight-asian="normal" style:font-weight-complex="normal"/>
    </style:style>
    <style:style style:name="P28" style:family="paragraph" style:parent-style-name="Standard" style:list-style-name="L6">
      <style:paragraph-properties fo:text-align="justify" style:justify-single-word="false"/>
      <style:text-properties fo:font-weight="normal" officeooo:rsid="0037f0df" officeooo:paragraph-rsid="0037f0df" style:font-weight-asian="normal" style:font-weight-complex="normal"/>
    </style:style>
    <style:style style:name="P29" style:family="paragraph" style:parent-style-name="Standard" style:list-style-name="L6">
      <style:paragraph-properties fo:text-align="justify" style:justify-single-word="false"/>
      <style:text-properties fo:font-weight="normal" officeooo:rsid="0037f0df" officeooo:paragraph-rsid="00397e71" style:font-weight-asian="normal" style:font-weight-complex="normal"/>
    </style:style>
    <style:style style:name="P30" style:family="paragraph" style:parent-style-name="Standard">
      <style:paragraph-properties fo:text-align="justify" style:justify-single-word="false"/>
      <style:text-properties fo:font-weight="normal" officeooo:rsid="0037f0df" officeooo:paragraph-rsid="00397e71" style:font-weight-asian="normal" style:font-weight-complex="normal"/>
    </style:style>
    <style:style style:name="P31" style:family="paragraph" style:parent-style-name="Standard">
      <style:paragraph-properties fo:text-align="justify" style:justify-single-word="false"/>
      <style:text-properties fo:font-weight="normal" officeooo:rsid="0033e88d" officeooo:paragraph-rsid="0033e88d" style:font-weight-asian="normal" style:font-weight-complex="normal"/>
    </style:style>
    <style:style style:name="P32" style:family="paragraph" style:parent-style-name="Standard">
      <style:paragraph-properties fo:text-align="justify" style:justify-single-word="false"/>
      <style:text-properties fo:font-style="italic" fo:font-weight="normal" officeooo:rsid="003cbd89" officeooo:paragraph-rsid="003cbd89" style:font-style-asian="italic" style:font-weight-asian="normal" style:font-style-complex="italic" style:font-weight-complex="normal"/>
    </style:style>
    <style:style style:name="P33" style:family="paragraph" style:parent-style-name="Standard">
      <style:paragraph-properties fo:text-align="justify" style:justify-single-word="false"/>
      <style:text-properties fo:font-style="italic" fo:font-weight="normal" officeooo:rsid="003d1dbb" officeooo:paragraph-rsid="003d1dbb" style:font-style-asian="italic" style:font-weight-asian="normal" style:font-style-complex="italic" style:font-weight-complex="normal"/>
    </style:style>
    <style:style style:name="P34" style:family="paragraph" style:parent-style-name="Standard" style:list-style-name="L6">
      <style:paragraph-properties fo:text-align="justify" style:justify-single-word="false"/>
      <style:text-properties officeooo:rsid="0037f0df" officeooo:paragraph-rsid="0037f0df"/>
    </style:style>
    <style:style style:name="P35" style:family="paragraph" style:parent-style-name="Standard">
      <style:paragraph-properties fo:text-align="justify" style:justify-single-word="false"/>
      <style:text-properties fo:color="#000000" fo:font-weight="bold" officeooo:rsid="0037f0df" officeooo:paragraph-rsid="0037f0df" style:font-weight-asian="bold" style:font-weight-complex="bold"/>
    </style:style>
    <style:style style:name="P36" style:family="paragraph" style:parent-style-name="Standard" style:list-style-name="L6">
      <style:paragraph-properties fo:text-align="justify" style:justify-single-word="false"/>
      <style:text-properties fo:color="#00a933" officeooo:rsid="00397e71" officeooo:paragraph-rsid="00397e71"/>
    </style:style>
    <style:style style:name="P37" style:family="paragraph" style:parent-style-name="Standard" style:list-style-name="L6">
      <style:paragraph-properties fo:text-align="justify" style:justify-single-word="false"/>
      <style:text-properties fo:color="#00a933" fo:font-weight="normal" officeooo:rsid="003c86d4" officeooo:paragraph-rsid="003c86d4" style:font-weight-asian="normal" style:font-weight-complex="normal"/>
    </style:style>
    <style:style style:name="P38" style:family="paragraph" style:parent-style-name="Standard">
      <style:paragraph-properties fo:text-align="justify" style:justify-single-word="false"/>
      <style:text-properties fo:color="#00a933" fo:font-weight="normal" officeooo:rsid="003c86d4" officeooo:paragraph-rsid="003c86d4" style:font-weight-asian="normal" style:font-weight-complex="normal"/>
    </style:style>
    <style:style style:name="P39" style:family="paragraph" style:parent-style-name="Standard" style:list-style-name="L6">
      <style:paragraph-properties fo:text-align="justify" style:justify-single-word="false"/>
      <style:text-properties fo:color="#00a933" fo:font-weight="normal" officeooo:rsid="003cbd89" officeooo:paragraph-rsid="003cbd89" style:font-weight-asian="normal" style:font-weight-complex="normal"/>
    </style:style>
    <style:style style:name="P40" style:family="paragraph" style:parent-style-name="Standard">
      <style:paragraph-properties fo:text-align="justify" style:justify-single-word="false"/>
      <style:text-properties fo:color="#00a933" fo:font-weight="normal" officeooo:rsid="003cbd89" officeooo:paragraph-rsid="003cbd89" style:font-weight-asian="normal" style:font-weight-complex="normal"/>
    </style:style>
    <style:style style:name="P41" style:family="paragraph" style:parent-style-name="Standard" style:list-style-name="L6">
      <style:paragraph-properties fo:text-align="justify" style:justify-single-word="false"/>
      <style:text-properties fo:color="#00a933" officeooo:rsid="003c86d4" officeooo:paragraph-rsid="003c86d4"/>
    </style:style>
    <style:style style:name="P42" style:family="paragraph" style:parent-style-name="Standard">
      <style:paragraph-properties fo:text-align="justify" style:justify-single-word="false"/>
      <style:text-properties fo:color="#00a933" fo:font-style="italic" fo:font-weight="normal" officeooo:rsid="003cbd89" officeooo:paragraph-rsid="003cbd89" style:font-style-asian="italic" style:font-weight-asian="normal" style:font-style-complex="italic" style:font-weight-complex="normal"/>
    </style:style>
    <style:style style:name="P43" style:family="paragraph" style:parent-style-name="Standard" style:list-style-name="L7">
      <style:paragraph-properties fo:text-align="justify" style:justify-single-word="false"/>
      <style:text-properties officeooo:rsid="003c86d4" officeooo:paragraph-rsid="003c86d4"/>
    </style:style>
    <style:style style:name="P44" style:family="paragraph" style:parent-style-name="Standard">
      <style:paragraph-properties fo:text-align="justify" style:justify-single-word="false"/>
      <style:text-properties officeooo:rsid="003c86d4" officeooo:paragraph-rsid="003cbd89"/>
    </style:style>
    <style:style style:name="P45" style:family="paragraph" style:parent-style-name="Standard" style:list-style-name="L6">
      <style:paragraph-properties fo:text-align="justify" style:justify-single-word="false"/>
      <style:text-properties officeooo:rsid="003cbd89" officeooo:paragraph-rsid="003cbd89"/>
    </style:style>
    <style:style style:name="P46" style:family="paragraph" style:parent-style-name="Standard" style:list-style-name="L7">
      <style:paragraph-properties fo:text-align="justify" style:justify-single-word="false"/>
      <style:text-properties officeooo:rsid="003cbd89" officeooo:paragraph-rsid="003cbd89"/>
    </style:style>
    <style:style style:name="T1" style:family="text">
      <style:text-properties officeooo:rsid="001edb37"/>
    </style:style>
    <style:style style:name="T2" style:family="text">
      <style:text-properties officeooo:rsid="001c75c6"/>
    </style:style>
    <style:style style:name="T3" style:family="text">
      <style:text-properties officeooo:rsid="001d76b6"/>
    </style:style>
    <style:style style:name="T4" style:family="text">
      <style:text-properties fo:font-weight="normal" style:font-weight-asian="normal" style:font-weight-complex="normal"/>
    </style:style>
    <style:style style:name="T5" style:family="text">
      <style:text-properties fo:font-weight="normal" officeooo:rsid="001d76b6" style:font-weight-asian="normal" style:font-weight-complex="normal"/>
    </style:style>
    <style:style style:name="T6" style:family="text">
      <style:text-properties fo:font-weight="normal" officeooo:rsid="0024332e" style:font-weight-asian="normal" style:font-weight-complex="normal"/>
    </style:style>
    <style:style style:name="T7" style:family="text">
      <style:text-properties fo:font-weight="normal" officeooo:rsid="0037922d" style:font-weight-asian="normal" style:font-weight-complex="normal"/>
    </style:style>
    <style:style style:name="T8" style:family="text">
      <style:text-properties fo:font-weight="normal" officeooo:rsid="0037f0df"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officeooo:rsid="002b80cf" style:font-style-asian="normal" style:font-style-complex="normal"/>
    </style:style>
    <style:style style:name="T11" style:family="text">
      <style:text-properties fo:font-style="normal" officeooo:rsid="002d0ab0" style:font-style-asian="normal" style:font-style-complex="normal"/>
    </style:style>
    <style:style style:name="T12" style:family="text">
      <style:text-properties fo:font-style="normal" officeooo:rsid="003b7441" style:font-style-asian="normal" style:font-style-complex="normal"/>
    </style:style>
    <style:style style:name="T13" style:family="text">
      <style:text-properties fo:font-style="normal" officeooo:rsid="002b35cf" style:font-style-asian="normal" style:font-style-complex="normal"/>
    </style:style>
    <style:style style:name="T14" style:family="text">
      <style:text-properties fo:font-style="normal" officeooo:rsid="0033e88d"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7f0df" style:font-style-asian="normal" style:font-weight-asian="normal" style:font-style-complex="normal" style:font-weight-complex="normal"/>
    </style:style>
    <style:style style:name="T17" style:family="text">
      <style:text-properties fo:font-style="normal" fo:font-weight="normal" officeooo:rsid="002b35cf" style:font-style-asian="normal" style:font-weight-asian="normal" style:font-style-complex="normal" style:font-weight-complex="normal"/>
    </style:style>
    <style:style style:name="T18" style:family="text">
      <style:text-properties fo:font-style="normal" fo:font-weight="normal" officeooo:rsid="0033e88d" style:font-style-asian="normal" style:font-weight-asian="normal" style:font-style-complex="normal" style:font-weight-complex="normal"/>
    </style:style>
    <style:style style:name="T19" style:family="text">
      <style:text-properties officeooo:rsid="0033e88d"/>
    </style:style>
    <style:style style:name="T20" style:family="text">
      <style:text-properties fo:font-weight="bold" officeooo:rsid="0037922d" style:font-weight-asian="bold" style:font-weight-complex="bold"/>
    </style:style>
    <style:style style:name="T21" style:family="text">
      <style:text-properties fo:color="#00a933"/>
    </style:style>
    <style:style style:name="T22" style:family="text">
      <style:text-properties fo:color="#00a933" officeooo:rsid="00397e71"/>
    </style:style>
    <style:style style:name="T23" style:family="text">
      <style:text-properties fo:color="#00a933" fo:font-style="normal" style:font-style-asian="normal" style:font-style-complex="normal"/>
    </style:style>
    <style:style style:name="T24" style:family="text">
      <style:text-properties fo:color="#00a933" fo:font-style="normal" officeooo:rsid="00397e71" style:font-style-asian="normal" style:font-style-complex="normal"/>
    </style:style>
    <style:style style:name="T25" style:family="text">
      <style:text-properties fo:color="#00a933" fo:font-style="normal" officeooo:rsid="003b7441" style:font-style-asian="normal" style:font-style-complex="normal"/>
    </style:style>
    <style:style style:name="T26" style:family="text">
      <style:text-properties fo:color="#00a933" fo:font-style="normal" officeooo:rsid="003c86d4" style:font-style-asian="normal" style:font-style-complex="normal"/>
    </style:style>
    <style:style style:name="T27" style:family="text">
      <style:text-properties fo:color="#00a933" fo:font-style="normal" fo:font-weight="normal" style:font-style-asian="normal" style:font-weight-asian="normal" style:font-style-complex="normal" style:font-weight-complex="normal"/>
    </style:style>
    <style:style style:name="T28" style:family="text">
      <style:text-properties fo:color="#00a933" fo:font-style="normal" fo:font-weight="normal" officeooo:rsid="003c86d4" style:font-style-asian="normal" style:font-weight-asian="normal" style:font-style-complex="normal" style:font-weight-complex="normal"/>
    </style:style>
    <style:style style:name="T29" style:family="text">
      <style:text-properties fo:color="#00a933" officeooo:rsid="003c86d4"/>
    </style:style>
    <style:style style:name="T30" style:family="text">
      <style:text-properties fo:font-style="italic" style:font-style-asian="italic" style:font-style-complex="italic"/>
    </style:style>
    <style:style style:name="T31" style:family="text">
      <style:text-properties fo:color="#55308d"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05cm" fo:text-indent="-0.635cm" fo:margin-left="7.70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posta de millora de les dades que s’extreuen dels fitxers .log del radiosondatge</text:p>
      <text:p text:style-name="P2"/>
      <text:p text:style-name="P4">Descripció</text:p>
      <text:p text:style-name="P6"/>
      <text:p text:style-name="P7">Actualment tenim un e<text:span text:style-name="T2">xecutable</text:span> operatiu que processa les dades procedents del radiosondatge. <text:span text:style-name="T2">Guarda les dades i els errors a</text:span></text:p>
      <text:p text:style-name="P7"/>
      <text:p text:style-name="P8">"~/RADIOSONDATGE/BaseDades/radiosonda.txt"</text:p>
      <text:p text:style-name="P7"/>
      <text:p text:style-name="P9">i </text:p>
      <text:p text:style-name="P9"/>
      <text:p text:style-name="P11">"~/RADIOSONDATGE/BaseDades/radiosonda_errors.txt"</text:p>
      <text:p text:style-name="P9"/>
      <text:p text:style-name="P9">respectivament.</text:p>
      <text:p text:style-name="P7"/>
      <text:p text:style-name="P13">Posteriorment es visualitzen a</text:p>
      <text:p text:style-name="P14"><text:s/></text:p>
      <text:p text:style-name="P12">"http://smcprotdt02/brew/radiomonit.rhtml" <text:s/></text:p>
      <text:p text:style-name="P17"/>
      <text:p text:style-name="P17">Els fitxers .<text:span text:style-name="T1">log originals del radiosondatge</text:span> es troben a </text:p>
      <text:p text:style-name="P17"/>
      <text:p text:style-name="P18"><text:span text:style-name="T5">"</text:span>/mnt/Robotsonde/aaaa/mm/dd/aaaammdd.log<text:span text:style-name="T5">"</text:span></text:p>
      <text:p text:style-name="P17"/>
      <text:p text:style-name="P17">L’<text:span text:style-name="T1">executable</text:span> operatiu es troba a</text:p>
      <text:p text:style-name="P17"/>
      <text:p text:style-name="P18"><text:span text:style-name="T5">"</text:span>smcprotdt02/home/operator/progR/RADIOSONDATGE/Rscripts/genera_dades_radiosonda.R<text:span text:style-name="T5">"</text:span></text:p>
      <text:p text:style-name="P12"/>
      <text:p text:style-name="P5"><text:span text:style-name="T3">M</text:span>otivació</text:p>
      <text:p text:style-name="P10"/>
      <text:p text:style-name="P19"><text:span text:style-name="T5">A </text:span><text:span text:style-name="T4">nivell d’estocs ens interessa saber les sondes que abandonen el mòdul de llançament, tan si s’arriba a completar el radiosondatge com si no.</text:span></text:p>
      <text:p text:style-name="P19"><text:span text:style-name="T4">Actualment es contemplen </text:span><text:span text:style-name="T6">diverses variables, però cap directament relacionada amb la sortida o no del mòdul.</text:span></text:p>
      <text:p text:style-name="P16">S’ha d’introduir el checkpoint de «DEPART DETECTE», que ara no es té en compte.</text:p>
      <text:p text:style-name="P15"/>
      <text:p text:style-name="P23"><text:span text:style-name="T20">Executable actual</text:span><text:span text:style-name="T7">: </text:span></text:p>
      <text:p text:style-name="P23"><text:span text:style-name="T7"/></text:p>
      <text:list xml:id="list199863360" text:style-name="L6">
        <text:list-item>
          <text:p text:style-name="P24"><text:span text:style-name="T7">D</text:span><text:span text:style-name="T8">escripció:</text:span></text:p>
          <text:list>
            <text:list-item>
              <text:p text:style-name="P24"><text:span text:style-name="T16">Barreja les variables relacionades amb els errors amb les variables que volem obtenir, de manera que a part de no ser eficient ni clar a l’hora de modificar qualsevol cosa, és poc robust. És a dir, qualsevol canvi en el format del .log dona problemes.</text:span></text:p>
            </text:list-item>
            <text:list-item>
              <text:p text:style-name="P28"><text:span text:style-name="T9">Valors de sortida:</text:span></text:p>
              <text:list>
                <text:list-item>
                  <text:p text:style-name="P28"><text:span text:style-name="T31">Radiosondatges realitzats</text:span><text:span text:style-name="T9">: aquells que han arribat a l’alçada desitjada</text:span></text:p>
                </text:list-item>
                <text:list-item>
                  <text:p text:style-name="P28"><text:span text:style-name="T31">Radiosondatges no realitzats</text:span><text:span text:style-name="T9">: programats (2 per dia) – realitzats</text:span></text:p>
                </text:list-item>
                <text:list-item>
                  <text:p text:style-name="P28"><text:span text:style-name="T31">Radiosondes utilitzades: </text:span><text:span text:style-name="T9">qualsevol que ha començat un procés de llançament</text:span></text:p>
                </text:list-item>
                <text:list-item>
                  <text:p text:style-name="P28"><text:span text:style-name="T31">Llançaments fallits:</text:span><text:span text:style-name="T9"> vegades que s’ha començat un procés de llançament però no s’ha acabat en un ‘‘Radiosondatge realitzat’’</text:span></text:p>
                </text:list-item>
                <text:list-item>
                  <text:p text:style-name="P28"><text:span text:style-name="T31">Rellançaments efectuats</text:span><text:span text:style-name="T9">: llançaments després d’un ‘’llançament fallit’’</text:span></text:p>
                </text:list-item>
              </text:list>
            </text:list-item>
            <text:list-item>
              <text:p text:style-name="P34"><text:span text:style-name="T15">Gairebé tot està duplicat (dia i nit) de manera que moltes coses es podrien reduir a la meitat fent un loop de 2.</text:span></text:p>
            </text:list-item>
          </text:list>
        </text:list-item>
        <text:list-item>
          <text:p text:style-name="P45"><text:soft-page-break/><text:span text:style-name="T17">Variables </text:span><text:span text:style-name="T18">utilitzades:</text:span></text:p>
        </text:list-item>
      </text:list>
      <text:p text:style-name="P15"/>
      <text:p text:style-name="P20">altitud_mati<text:span text:style-name="T9">: ‘</text:span><text:span text:style-name="T10">NUM’</text:span></text:p>
      <text:p text:style-name="P21">altitud_nit<text:span text:style-name="T9">: ‘</text:span><text:span text:style-name="T10">NUM’</text:span></text:p>
      <text:p text:style-name="P21">any<text:span text:style-name="T9">: ‘</text:span><text:span text:style-name="T10">STR’</text:span></text:p>
      <text:p text:style-name="P21">data<text:span text:style-name="T9">: ‘</text:span><text:span text:style-name="T10">DATE’</text:span></text:p>
      <text:p text:style-name="P21">df_errors<text:span text:style-name="T9">: ‘</text:span><text:span text:style-name="T10">DATAFRAME’</text:span></text:p>
      <text:p text:style-name="P21">dia<text:span text:style-name="T9">: ‘</text:span><text:span text:style-name="T10">STR’</text:span></text:p>
      <text:p text:style-name="P21">dir<text:span text:style-name="T9">: ‘</text:span><text:span text:style-name="T10">STR’</text:span></text:p>
      <text:p text:style-name="P21">dirs<text:span text:style-name="T9">: </text:span><text:span text:style-name="T10">vector, </text:span><text:span text:style-name="T9">‘</text:span><text:span text:style-name="T10">STR’</text:span></text:p>
      <text:p text:style-name="P21">durada_mati<text:span text:style-name="T9">: ‘</text:span><text:span text:style-name="T10">NUM’</text:span></text:p>
      <text:p text:style-name="P21">durada_nit<text:span text:style-name="T9">: ‘</text:span><text:span text:style-name="T10">NUM’</text:span></text:p>
      <text:p text:style-name="P21">error<text:span text:style-name="T9">: ‘</text:span><text:span text:style-name="T10">NUM’</text:span></text:p>
      <text:p text:style-name="P21">errors<text:span text:style-name="T9">: ‘</text:span><text:span text:style-name="T10">STR’</text:span></text:p>
      <text:p text:style-name="P21">errors_2<text:span text:style-name="T9">: ‘</text:span><text:span text:style-name="T10">STR’</text:span></text:p>
      <text:p text:style-name="P21">errors_3<text:span text:style-name="T9">: ‘</text:span><text:span text:style-name="T10">STR’</text:span></text:p>
      <text:p text:style-name="P21">errors_4<text:span text:style-name="T9">: ‘</text:span><text:span text:style-name="T10">STR’</text:span></text:p>
      <text:p text:style-name="P21">errors_5<text:span text:style-name="T9">: ‘</text:span><text:span text:style-name="T10">STR’</text:span></text:p>
      <text:p text:style-name="P21">errors_6<text:span text:style-name="T9">: ‘</text:span><text:span text:style-name="T10">STR’</text:span></text:p>
      <text:p text:style-name="P21">errors_cause<text:span text:style-name="T9">: ?</text:span></text:p>
      <text:p text:style-name="P21">estat_mati<text:span text:style-name="T9">: ‘</text:span><text:span text:style-name="T10">STR’</text:span></text:p>
      <text:p text:style-name="P21">estat_nit<text:span text:style-name="T9">: ‘</text:span><text:span text:style-name="T10">STR’</text:span></text:p>
      <text:p text:style-name="P21">existeix<text:span text:style-name="T9">: ‘</text:span><text:span text:style-name="T10">LOGICAL’</text:span></text:p>
      <text:p text:style-name="P21">fallida_mati<text:span text:style-name="T9">: ‘</text:span><text:span text:style-name="T10">STR’</text:span></text:p>
      <text:p text:style-name="P21">fallida_nit<text:span text:style-name="T9">: ‘</text:span><text:span text:style-name="T10">STR’</text:span></text:p>
      <text:p text:style-name="P21">file<text:span text:style-name="T9">: ‘</text:span><text:span text:style-name="T10">STR’</text:span></text:p>
      <text:p text:style-name="P21">hora_mati<text:span text:style-name="T9">: ‘</text:span><text:span text:style-name="T10">STR’</text:span></text:p>
      <text:p text:style-name="P21">hora_nit<text:span text:style-name="T9">: ‘</text:span><text:span text:style-name="T10">STR’</text:span></text:p>
      <text:p text:style-name="P21">j<text:span text:style-name="T9">: </text:span><text:span text:style-name="T11">integer, </text:span><text:span text:style-name="T9">‘</text:span><text:span text:style-name="T10">NUM’</text:span></text:p>
      <text:p text:style-name="P21">log<text:span text:style-name="T9">: </text:span><text:span text:style-name="T10">vector, </text:span><text:span text:style-name="T9">‘</text:span><text:span text:style-name="T10">STR’</text:span></text:p>
      <text:p text:style-name="P21">log_hores<text:span text:style-name="T9">: ?</text:span></text:p>
      <text:p text:style-name="P21">log_mati<text:span text:style-name="T9">: </text:span><text:span text:style-name="T10">vector, </text:span><text:span text:style-name="T9">‘</text:span><text:span text:style-name="T10">STR’</text:span><text:span text:style-name="T9"> </text:span></text:p>
      <text:p text:style-name="P21">log_nit<text:span text:style-name="T9">: </text:span><text:span text:style-name="T10">vector, </text:span><text:span text:style-name="T9">‘</text:span><text:span text:style-name="T10">STR’</text:span></text:p>
      <text:p text:style-name="P21">lsdir<text:span text:style-name="T9">: </text:span><text:span text:style-name="T10">vector, </text:span><text:span text:style-name="T9">‘</text:span><text:span text:style-name="T10">STR’</text:span></text:p>
      <text:p text:style-name="P21">mes<text:span text:style-name="T9">: ‘</text:span><text:span text:style-name="T10">STR’</text:span></text:p>
      <text:p text:style-name="P21">num_error<text:span text:style-name="T9">: ‘</text:span><text:span text:style-name="T10">NUM’</text:span></text:p>
      <text:p text:style-name="P21">num_llanc<text:span text:style-name="T9">: </text:span><text:span text:style-name="T11">integer, </text:span><text:span text:style-name="T9">‘</text:span><text:span text:style-name="T10">NUM’</text:span></text:p>
      <text:p text:style-name="P22">pressio_mati<text:span text:style-name="T9">: ‘</text:span><text:span text:style-name="T10">NUM’</text:span></text:p>
      <text:p text:style-name="P22">pressio_nit<text:span text:style-name="T9">: ‘</text:span><text:span text:style-name="T10">NUM’</text:span></text:p>
      <text:p text:style-name="P22">sondes_mati<text:span text:style-name="T9">: ‘</text:span><text:span text:style-name="T10">NUM’</text:span></text:p>
      <text:p text:style-name="P22">sondes_nit<text:span text:style-name="T9">: ‘</text:span><text:span text:style-name="T10">NUM’</text:span></text:p>
      <text:p text:style-name="P22">utilit_mati<text:span text:style-name="T9">: </text:span><text:span text:style-name="T11">integer, </text:span><text:span text:style-name="T9"><text:s/>‘</text:span><text:span text:style-name="T10">NUM’</text:span></text:p>
      <text:p text:style-name="P27"><text:span text:style-name="T30">utilit_nit</text:span><text:span text:style-name="T9">: </text:span><text:span text:style-name="T11">integer, </text:span><text:span text:style-name="T9">‘</text:span><text:span text:style-name="T10">NUM’</text:span></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27"><text:span text:style-name="T10"/></text:p>
      <text:p text:style-name="P35"><text:soft-page-break/>Proposta del nou script <text:span text:style-name="T22">(modificacions)</text:span></text:p>
      <text:p text:style-name="P31"/>
      <text:list xml:id="list112046264176034" text:continue-list="list199863360" text:style-name="L6">
        <text:list-item text:start-value="1">
          <text:p text:style-name="P25"><text:span text:style-name="T7">D</text:span><text:span text:style-name="T8">escripció:</text:span></text:p>
          <text:list>
            <text:list-item>
              <text:p text:style-name="P25"><text:span text:style-name="T16">Barreja les variables relacionades amb els errors amb les variables que volem obtenir, de manera que a part de no ser eficient ni clar a l’hora de modificar qualsevol cosa, és poc robust. És a dir, qualsevol canvi en el format del .log dona problemes.</text:span></text:p>
              <text:p text:style-name="P36"><text:span text:style-name="T16">S</text:span><text:span text:style-name="T15">eparem els errors per una banda i les variables per una altra. Així aconseguim que sigui més fàcil d’entendre si passa qualsevol cosa, a més que si tenim un canvi en els errors, no ens canviaran les variables finals que volem.</text:span></text:p>
              <text:p text:style-name="P41"><text:span text:style-name="T15">També s’introdueix un canvi a l’hora de buscar els errors: enlloc de fer buscar al log un string que coincideixi amb algun de tota la llista d’errors possibles, es busca el missage ‘’ERROR’’ o ‘’cause’’ i es copia la frase que tenim en aquella línia.</text:span></text:p>
            </text:list-item>
            <text:list-item>
              <text:p text:style-name="P29"><text:span text:style-name="T9">Valors de sortida:</text:span></text:p>
              <text:list>
                <text:list-item>
                  <text:p text:style-name="P29"><text:span text:style-name="T31">Radiosondatges realitzats</text:span><text:span text:style-name="T9">: aquells que han arribat a l’alçada desitjada </text:span><text:span text:style-name="T24">Es considera radiosondatge realitzat quan el .log conté els missatges ‘’#### SONDE’’ i ‘’SONDAGE OK’’</text:span></text:p>
                </text:list-item>
                <text:list-item>
                  <text:p text:style-name="P29"><text:span text:style-name="T31">Radiosondatges no realitzats</text:span><text:span text:style-name="T9">: programats (2 per dia) – realitzats</text:span></text:p>
                </text:list-item>
                <text:list-item>
                  <text:p text:style-name="P29"><text:span text:style-name="T31">Radiosondes utilitzades</text:span><text:span text:style-name="T9">: qualsevol que ha començat un procés de llançament </text:span><text:span text:style-name="T24">El nombre de radiosondes utilitzades ve determinat per les vegades que apareix el missatge ‘’#### SONDE’’ al .log</text:span></text:p>
                </text:list-item>
                <text:list-item>
                  <text:p text:style-name="P29"><text:span text:style-name="T31">Llançaments fallits</text:span><text:span text:style-name="T9">: vegades que s’ha començat un procés de llançament però no s’ha acabat en un ‘‘Radiosondatge realitzat’’ </text:span><text:span text:style-name="T24">El nombre de llançaments fallits ve determinat pel nombre de vegades que apareix el misstge ‘’#### SONDE’’ menys si apareix el missatge ‘’SONDAGE OK’’</text:span></text:p>
                </text:list-item>
                <text:list-item>
                  <text:p text:style-name="P29"><text:span text:style-name="T31">Rellançaments efectuats</text:span><text:span text:style-name="T9">: llançaments després d’un ‘’llançament fallit’’. </text:span><text:span text:style-name="T25">Llançaments fallits -1</text:span></text:p>
                </text:list-item>
                <text:list-item>
                  <text:p text:style-name="P37"><text:span text:style-name="T12">S</text:span><text:span text:style-name="T9">ondes Voladores: sondes que abandonen el mòdul de llançament. Aquesta nova variable és molt important per saber l’estoc de sondes que tenim en cada moment. Es defineix com les vegades que apareix el missatge ‘’DEPART DETECTE’’.</text:span></text:p>
                </text:list-item>
              </text:list>
            </text:list-item>
            <text:list-item>
              <text:p text:style-name="P29"><text:span text:style-name="T9">Gairebé tot està duplicat (dia i nit) de manera que moltes coses es podrien reduir a la meitat fent un loop de 2. </text:span><text:span text:style-name="T26">La solució que s’ha adoptat és la de partir en 2 el log (part de dia i part de nit), de manera que enlloc de fer servir log_dia, log_nit, es fa servir un nom genèric (logx) que es passa per un loop de 2 (dia i nit) a una funció que busca els diferents missatges clau.</text:span></text:p>
            </text:list-item>
          </text:list>
        </text:list-item>
      </text:list>
      <text:p text:style-name="P30"><text:span text:style-name="T26"/></text:p>
      <text:p text:style-name="P44"/>
      <text:list xml:id="list112047549926813" text:continue-numbering="true" text:style-name="L6">
        <text:list-item>
          <text:p text:style-name="P39"><text:span text:style-name="T13">Variables </text:span><text:span text:style-name="T14">utilitzades:</text:span></text:p>
        </text:list-item>
      </text:list>
      <text:p text:style-name="P40"><text:span text:style-name="T14"/></text:p>
      <text:p text:style-name="P42"><text:span text:style-name="T19">f</text:span>inal: LIST</text:p>
      <text:p text:style-name="P42">radiosonda: LIST</text:p>
      <text:p text:style-name="P42">altitud: <text:span text:style-name="T9">STR</text:span></text:p>
      <text:p text:style-name="P42">any: <text:span text:style-name="T9">STR</text:span></text:p>
      <text:p text:style-name="P42">cause:?</text:p>
      <text:p text:style-name="P42">data: <text:span text:style-name="T9">STR</text:span></text:p>
      <text:p text:style-name="P42">dia: <text:span text:style-name="T9">STR</text:span></text:p>
      <text:p text:style-name="P42">durada: NUM</text:p>
      <text:p text:style-name="P42">error: ?</text:p>
      <text:p text:style-name="P42">fallida: <text:span text:style-name="T9">STR</text:span></text:p>
      <text:p text:style-name="P42">fi:integer NUM</text:p>
      <text:p text:style-name="P42"><text:soft-page-break/>file: <text:span text:style-name="T9">STR</text:span></text:p>
      <text:p text:style-name="P42">hora: <text:span text:style-name="T9">STR</text:span></text:p>
      <text:p text:style-name="P42">i: integer NUM</text:p>
      <text:p text:style-name="P42">inici: integer NUM</text:p>
      <text:p text:style-name="P42">log_dia: <text:span text:style-name="T9">STR</text:span></text:p>
      <text:p text:style-name="P42">log_nit: <text:span text:style-name="T9">STR</text:span></text:p>
      <text:p text:style-name="P42">logx: <text:span text:style-name="T9">STR</text:span></text:p>
      <text:p text:style-name="P42">mes:<text:span text:style-name="T9">STR</text:span></text:p>
      <text:p text:style-name="P42">pressio:num</text:p>
      <text:p text:style-name="P42">realitzat:<text:span text:style-name="T9">STR</text:span></text:p>
      <text:p text:style-name="P32"><text:span text:style-name="T29">s</text:span><text:span text:style-name="T21">essio: </text:span><text:span text:style-name="T23">STR</text:span></text:p>
      <text:p text:style-name="P32"><text:span text:style-name="T23"/></text:p>
      <text:p text:style-name="P33"><text:span text:style-name="T23">fn_radiosondatge: FUNCIÓ</text:span></text:p>
      <text:p text:style-name="P32"><text:span text:style-name="T21"/></text:p>
      <text:p text:style-name="P30"><text:span text:style-name="T26"/></text:p>
      <text:p text:style-name="P38"><text:span text:style-name="T9">En definitiva, </text:span></text:p>
      <text:list xml:id="list653739666" text:style-name="L7">
        <text:list-item>
          <text:p text:style-name="P26"><text:span text:style-name="T28">es passa a un programa amb 4 missatges clau (#### SONDE, SONDAGE OK, DEPART DETECTE) amb els que podem determinar totes les variables de sortida.</text:span></text:p>
        </text:list-item>
        <text:list-item>
          <text:p text:style-name="P43"><text:span text:style-name="T27">s’introdueix una nova variable de sortida, útil per conèixer l’estoc de sondes del moment.</text:span></text:p>
        </text:list-item>
        <text:list-item>
          <text:p text:style-name="P43"><text:span text:style-name="T27">Se separa tota la part corresponent a errors, que deixa d’interferir en el còmput de les variables de sortida</text:span></text:p>
        </text:list-item>
        <text:list-item>
          <text:p text:style-name="P43"><text:span text:style-name="T27">Se simplifica la detecció dels missatges d’error</text:span></text:p>
        </text:list-item>
        <text:list-item>
          <text:p text:style-name="P46"><text:span text:style-name="T27">es passa de 41 a 23 variab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officeooo:rsid="001bfd68" officeooo:paragraph-rsid="001bfd68"/>
    </style:style>
    <style:style style:name="MT1" style:family="text">
      <style:text-properties officeooo:rsid="001edb3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roposta millora <text:span text:style-name="MT1">executable r</text:span>adiosondatge<text:tab/> <text:s text:c="27"/>març de 2019<text:tab/>FRA-T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0:43:33.526134789</meta:creation-date>
    <meta:generator>LibreOffice/6.1.4.2$Linux_X86_64 LibreOffice_project/9d0f32d1f0b509096fd65e0d4bec26ddd1938fd3</meta:generator>
    <dc:date>2019-03-27T10:28:00.665452176</dc:date>
    <meta:editing-duration>PT2H49M20S</meta:editing-duration>
    <meta:editing-cycles>11</meta:editing-cycles>
    <meta:document-statistic meta:table-count="0" meta:image-count="0" meta:object-count="0" meta:page-count="4" meta:paragraph-count="114" meta:word-count="853" meta:character-count="5618" meta:non-whitespace-character-count="4823"/>
  </office:meta>
</office:document-meta>
</file>